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fo:font-size="13pt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3pt" fo:letter-spacing="normal" fo:font-style="normal" fo:font-weight="normal" officeooo:paragraph-rsid="00140364" style:font-size-asian="13pt" style:font-weight-asian="normal" style:font-size-complex="13pt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T1" style:family="text">
      <style:text-properties officeooo:rsid="00140364"/>
    </style:style>
    <style:style style:name="T2" style:family="text">
      <style:text-properties officeooo:rsid="00143319"/>
    </style:style>
    <style:style style:name="T3" style:family="text">
      <style:text-properties officeooo:rsid="0015108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5397288" text:style-name="L1">
        <text:list-header>
          <text:p text:style-name="P5">¿Cuáles son las principales diferencias que has encontrado en la práctica al trabajar con DTD y con XML-Schema?</text:p>
          <text:p text:style-name="P4"/>
        </text:list-header>
      </text:list>
      <text:p text:style-name="P2"><text:tab/><text:span text:style-name="T1">1-para declarar los subelementos que van dentro de un elemento complejo en el DTD se escriben en la misma línea, y siempre de forma de referencia. Es decir, se especifica que subelementos componen al elemento complejo en forma de referencia y en un apartado distintinto, se especifica el tipo de ese subelemento. En XML-Schema, se puede realizar de esta forma o directamente especificar el tipo de subelemento dentro del propio elemento padre.</text:span></text:p>
      <text:p text:style-name="P2"/>
      <text:p text:style-name="P3"><text:tab/><text:span text:style-name="T1">2-Los tipos en DTD son bastante limitados y fijos. En XML-Shcema existe más variedad de tipos y, a demás, se pueden personalizar utilizando de base otros. Esto sirve para restringir ciertos datos, cosa que en DTD no es posible.</text:span></text:p>
      <text:p text:style-name="P3"/>
      <text:p text:style-name="P3"><text:span text:style-name="T1"><text:tab/>3-La declaración de atributos </text:span><text:span text:style-name="T2">en XML-Schema se realiza dentro del elemento, mientras que en DTD se hace una referencia al elemento en el atributo</text:span><text:span text:style-name="T1"><text:tab/> </text:span></text:p>
      <text:p text:style-name="P2"/>
      <text:p text:style-name="P2"/>
      <text:list xml:id="list120735348289296" text:continue-numbering="true" text:style-name="L1">
        <text:list-header>
          <text:p text:style-name="P5">¿Cuáles crees que son las ventajas y desventajas que existen entre ambas formas de validación de documentos XML? Justifica tus respuestas.</text:p>
        </text:list-header>
      </text:list>
      <text:p text:style-name="P1"><text:tab/></text:p>
      <text:p text:style-name="P1"><text:tab/><text:span text:style-name="T2">1-</text:span><text:span text:style-name="T3">La sintaxis de XML-Schema es más parecida a la de XML, ya que utiliza su misma sintaxis.</text:span></text:p>
      <text:p text:style-name="P1"/>
      <text:p text:style-name="P1"><text:tab/><text:span text:style-name="T2">2-XML-Schema es mucho más específico </text:span><text:span text:style-name="T3">en cuanto a los tipos y atributos</text:span><text:span text:style-name="T2">. </text:span><text:span text:style-name="T3">Esto se debe a que soporta tipos de datos. Esto resulta muy útil para trabajar con bases de datos.</text:span></text:p>
      <text:p text:style-name="P1"/>
      <text:p text:style-name="P1"><text:tab/><text:span text:style-name="T3">3-XML-Schema soporta namespaces.</text:span></text:p>
      <text:p text:style-name="P1"/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2:07:33.904000000</dc:date>
    <meta:editing-duration>PT5M31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3" meta:word-count="228" meta:character-count="1371" meta:non-whitespace-character-count="1142"/>
  </office:meta>
</office:document-meta>
</file>